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Header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Header">
      <style:text-properties style:font-name="Arial" fo:font-size="11pt" style:text-underline-style="none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isikobetrachtung Studienarbeit Stauerkennung</text:p>
      <text:p text:style-name="P1"/>
      <text:p text:style-name="P2">Planung</text:p>
      <text:p text:style-name="P2"/>
      <text:list xml:id="list5428461992150949301" text:style-name="L1">
        <text:list-item>
          <text:p text:style-name="P7">College-Block zum Skizzieren von Vorgängen</text:p>
        </text:list-item>
        <text:list-item>
          <text:p text:style-name="P7">Laptop als Benutzerschnittstelle für die Erstellung der elektronische Dokumentationen zur Projektplanung</text:p>
        </text:list-item>
        <text:list-item>
          <text:p text:style-name="P7">Office-Software „Open Office Writer“ zur Erstellung von Protokollen und Dokumentationen</text:p>
        </text:list-item>
        <text:list-item>
          <text:p text:style-name="P7">Office-Software „MS-Project“ zur Erstellung des Projektplans</text:p>
        </text:list-item>
      </text:list>
      <text:p text:style-name="P3"/>
      <text:p text:style-name="P2">Organisatorisches</text:p>
      <text:p text:style-name="P3"/>
      <text:list xml:id="list5260623828181173973" text:style-name="L2">
        <text:list-item>
          <text:p text:style-name="P8">Email-Software „Outlook“ zur Kommunikation mit Auftraggeber</text:p>
        </text:list-item>
        <text:list-item>
          <text:p text:style-name="P8">Terminverwaltungs-Software „Google Calendar“ zum Planen von Terminen</text:p>
        </text:list-item>
      </text:list>
      <text:p text:style-name="P3"/>
      <text:p text:style-name="P2">Durchführung</text:p>
      <text:p text:style-name="P3"/>
      <text:list xml:id="list420752776938501978" text:style-name="L3">
        <text:list-item>
          <text:p text:style-name="P9">Laptop als Benutzerschnittstelle für das Entwickeln von Programmcode</text:p>
        </text:list-item>
        <text:list-item>
          <text:p text:style-name="P9">Entwicklungsumgebung „Android Studio“ für das Entwickeln und Testen der Android-Applikation</text:p>
        </text:list-item>
        <text:list-item>
          <text:p text:style-name="P9">Shared Webhost mit Internetzugang, um Daten für die Android-App bereitzustellen</text:p>
        </text:list-item>
      </text:list>
      <text:p text:style-name="P3"/>
      <text:p text:style-name="P2">Testumgebung</text:p>
      <text:p text:style-name="P2"/>
      <text:list xml:id="list32395838" text:continue-numbering="true" text:style-name="L3">
        <text:list-item>
          <text:p text:style-name="P9">Android-Handy als Testsystem für die zu entwickelnde Android-Ap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fo:text-align="justify" style:justify-single-word="false" text:number-lines="false" text:line-number="0" style:vertical-align="baseli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MP2" style:family="paragraph" style:parent-style-name="Header">
      <style:text-properties style:font-name="Arial" fo:font-size="11pt" style:text-underline-style="none" style:font-size-asian="11pt" style:font-size-complex="11pt"/>
    </style:style>
    <style:style style:name="MT1" style:family="text">
      <style:text-properties fo:font-variant="normal" fo:text-transform="none" fo:color="#000000" fo:letter-spacing="normal" fo:font-style="normal" fo:font-weight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INF16B4 / <text:span text:style-name="MT1">Stauerkennung<text:tab/>Risikobetrachtung<text:tab/>12.03.2019</text:span></text:p>
        <text:p text:style-name="MP2"><text:span text:style-name="MT1">Maurice Heumann &amp; Mirko Müller<text:tab/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 c</meta:initial-creator>
    <meta:creation-date>2019-03-04T22:59:17.10</meta:creation-date>
    <dc:date>2019-03-12T12:18:34.96</dc:date>
    <meta:editing-duration>PT1H47M44S</meta:editing-duration>
    <meta:editing-cycles>16</meta:editing-cycles>
    <meta:generator>OpenOffice/4.1.5$Win32 OpenOffice.org_project/415m1$Build-9789</meta:generator>
    <dc:creator>c c</dc:creator>
    <meta:document-statistic meta:table-count="0" meta:image-count="0" meta:object-count="0" meta:page-count="1" meta:paragraph-count="17" meta:word-count="108" meta:character-count="910"/>
  </office:meta>
</office:document-meta>
</file>